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272.55pt"/>
    </style:style>
    <style:style style:name="co3" style:family="table-column">
      <style:table-column-properties fo:break-before="auto" style:column-width="146.15pt"/>
    </style:style>
    <style:style style:name="co4" style:family="table-column">
      <style:table-column-properties fo:break-before="auto" style:column-width="410.5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ext-properties fo:font-style="normal"/>
    </style:style>
    <style:style style:name="ce1" style:family="table-cell" style:parent-style-name="Default">
      <style:text-properties fo:font-style="italic"/>
    </style:style>
    <style:style style:name="ce5" style:family="table-cell" style:parent-style-name="Default">
      <style:table-cell-properties fo:wrap-option="wrap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wo Sum</text:p>
          </table:table-cell>
          <table:table-cell table:style-name="ce2"/>
          <table:table-cell office:value-type="string" calcext:value-type="string">
            <text:p><text:a xlink:href="../array/TwoSum.java" xlink:type="simple">/home/shi/Desktop/study/guoshi1984.github.io/src/java/array/TwoSum.java</text:a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man to Integer</text:p>
          </table:table-cell>
          <table:table-cell table:style-name="ce2" office:value-type="string" calcext:value-type="string">
            <text:p>/string/RomanToInteger</text:p>
          </table:table-cell>
          <table:table-cell office:value-type="string" calcext:value-type="string">
            <text:p><text:a xlink:href="../string/RomanToInteger.java" xlink:type="simple">/home/shi/Desktop/study/guoshi1984.github.io/src/java/string/RomanToInteger.java</text:a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lid Parentheses</text:p>
          </table:table-cell>
          <table:table-cell table:style-name="ce2"/>
          <table:table-cell office:value-type="string" calcext:value-type="string">
            <text:p><text:a xlink:href="../stack/ValidParentheses.java" xlink:type="simple">/home/shi/Desktop/study/guoshi1984.github.io/src/java/stack/ValidParentheses.java</text:a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enerate Parentheses</text:p>
          </table:table-cell>
          <table:table-cell table:style-name="ce2"/>
          <table:table-cell office:value-type="string" calcext:value-type="string">
            <text:p><text:a xlink:href="../combination/BalancedParentheses.java" xlink:type="simple">/home/shi/Desktop/study/guoshi1984.github.io/src/java/combination/BalancedParentheses.java</text:a>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move Duplicates from Sorted Array</text:p>
          </table:table-cell>
          <table:table-cell table:style-name="ce2" office:value-type="string" calcext:value-type="string">
            <text:p>/array/RemoveDuplicate</text:p>
          </table:table-cell>
          <table:table-cell office:value-type="string" calcext:value-type="string">
            <text:p><text:a xlink:href="../array/RemoveDuplicate.java" xlink:type="simple">/home/shi/Desktop/study/guoshi1984.github.io/src/java/array/RemoveDuplicate.java</text:a>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move Elements</text:p>
          </table:table-cell>
          <table:table-cell table:style-name="ce3" office:value-type="string" calcext:value-type="string">
            <text:p>/array/RemoveElement</text:p>
          </table:table-cell>
          <table:table-cell office:value-type="string" calcext:value-type="string">
            <text:p><text:a xlink:href="../array/RemoveElement.java" xlink:type="simple">/home/shi/Desktop/study/guoshi1984.github.io/src/java/array/RemoveElement.java</text:a>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ivide Two Integers</text:p>
          </table:table-cell>
          <table:table-cell table:style-name="ce3"/>
          <table:table-cell office:value-type="string" calcext:value-type="string">
            <text:p><text:a xlink:href="../misc/Divide.java" xlink:type="simple">/home/shi/Desktop/study/guoshi1984.github.io/src/java/misc/Divide.java</text:a>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ombination Sum</text:p>
          </table:table-cell>
          <table:table-cell office:value-type="string" calcext:value-type="string">
            <text:p>/combination/CombinationSum</text:p>
          </table:table-cell>
          <table:table-cell office:value-type="string" calcext:value-type="string">
            <text:p><text:a xlink:href="../combination/CombinationSum.java" xlink:type="simple">/home/shi/Desktop/study/guoshi1984.github.io/src/java/combination/CombinationSum.java</text:a>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ain water</text:p>
          </table:table-cell>
          <table:table-cell table:style-name="ce7" office:value-type="string" calcext:value-type="string">
            <text:p>/array/RainTrappingWater</text:p>
          </table:table-cell>
          <table:table-cell office:value-type="string" calcext:value-type="string">
            <text:p><text:a xlink:href="../array/RainTrappingWater.java" xlink:type="simple">/home/shi/Desktop/study/guoshi1984.github.io/src/java/array/RainTrappingWater.java</text:a>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ultiply String</text:p>
          </table:table-cell>
          <table:table-cell table:style-name="ce1" office:value-type="string" calcext:value-type="string">
            <text:p>String/MultiplyStrings</text:p>
          </table:table-cell>
          <table:table-cell office:value-type="string" calcext:value-type="string">
            <text:p><text:a xlink:href="../string/MultiplyStrings.java" xlink:type="simple">/home/shi/Desktop/study/guoshi1984.github.io/src/java/string/MultiplyStrings.java</text:a>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axSubArray</text:p>
          </table:table-cell>
          <table:table-cell table:style-name="ce1"/>
          <table:table-cell office:value-type="string" calcext:value-type="string">
            <text:p><text:a xlink:href="../array/subarray/MaxSubArray.java" xlink:type="simple">/home/shi/Desktop/study/guoshi1984.github.io/src/java/array/subarray/MaxSubArray.java</text:a>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piral Matrix</text:p>
          </table:table-cell>
          <table:table-cell table:style-name="ce1"/>
          <table:table-cell office:value-type="string" calcext:value-type="string">
            <text:p><text:a xlink:href="../misc/SpiralMatrix.java" xlink:type="simple">/home/shi/Desktop/study/guoshi1984.github.io/src/java/misc/SpiralMatrix.java</text:a>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erge Intervals</text:p>
          </table:table-cell>
          <table:table-cell table:style-name="ce1" office:value-type="string" calcext:value-type="string">
            <text:p>/array/MergeIntervals</text:p>
          </table:table-cell>
          <table:table-cell office:value-type="string" calcext:value-type="string">
            <text:p><text:a xlink:href="../array/MergeIntervals.java" xlink:type="simple">/home/shi/Desktop/study/guoshi1984.github.io/src/java/array/MergeIntervals.java</text:a>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Valid number</text:p>
          </table:table-cell>
          <table:table-cell table:style-name="ce1" office:value-type="string" calcext:value-type="string">
            <text:p>java string</text:p>
          </table:table-cell>
          <table:table-cell office:value-type="string" calcext:value-type="string">
            <text:p><text:a xlink:href="../string/ValidNumber.java" xlink:type="simple">/home/shi/Desktop/study/guoshi1984.github.io/src/java/string/ValidNumber.java</text:a>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ubSet</text:p>
          </table:table-cell>
          <table:table-cell table:style-name="ce1"/>
          <table:table-cell office:value-type="string" calcext:value-type="string">
            <text:p><text:a xlink:href="../misc/Subset.java" xlink:type="simple">/home/shi/Desktop/study/guoshi1984.github.io/src/java/misc/Subset.java</text:a>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erge two sorted Array</text:p>
          </table:table-cell>
          <table:table-cell table:style-name="ce1" office:value-type="string" calcext:value-type="string">
            <text:p>array/MergeTwoSortedArray</text:p>
          </table:table-cell>
          <table:table-cell office:value-type="string" calcext:value-type="string">
            <text:p><text:a xlink:href="../array/MergeTwoSortedArray.java" xlink:type="simple">/home/shi/Desktop/study/guoshi1984.github.io/src/java/array/MergeTwoSortedArray.java</text:a>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Interleaving String</text:p>
          </table:table-cell>
          <table:table-cell table:style-name="ce1"/>
          <table:table-cell office:value-type="string" calcext:value-type="string">
            <text:p><text:a xlink:href="../misc/InterleavingString.java" xlink:type="simple">/home/shi/Desktop/study/guoshi1984.github.io/src/java/misc/InterleavingString.java</text:a>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Valid binary search tree</text:p>
          </table:table-cell>
          <table:table-cell table:style-name="ce1" office:value-type="string" calcext:value-type="string">
            <text:p>tree/binarytree</text:p>
          </table:table-cell>
          <table:table-cell office:value-type="string" calcext:value-type="string">
            <text:p><text:a xlink:href="../tree/BinarySearchTree.java" xlink:type="simple">/home/shi/Desktop/study/guoshi1984.github.io/src/java/tree/BinarySearchTree.java</text:a>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ame Tree</text:p>
          </table:table-cell>
          <table:table-cell table:style-name="ce1"/>
          <table:table-cell office:value-type="string" calcext:value-type="string">
            <text:p><text:a xlink:href="../tree/SameTree.java" xlink:type="simple">/home/shi/Desktop/study/guoshi1984.github.io/src/java/tree/SameTree.java</text:a>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ree Height, Maximum Depth</text:p>
          </table:table-cell>
          <table:table-cell table:style-name="ce1"/>
          <table:table-cell office:value-type="string" calcext:value-type="string">
            <text:p><text:a xlink:href="../tree/TreeHeight.java" xlink:type="simple">/home/shi/Desktop/study/guoshi1984.github.io/src/java/tree/TreeHeight.java</text:a>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onvert Sorted List to Binary Search Tree</text:p>
          </table:table-cell>
          <table:table-cell table:style-name="ce1"/>
          <table:table-cell office:value-type="string" calcext:value-type="string">
            <text:p><text:a xlink:href="../tree/BinarySearchTree.java" xlink:type="simple">/home/shi/Desktop/study/guoshi1984.github.io/src/java/tree/BinarySearchTree.java</text:a>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Valid Palindrome</text:p>
          </table:table-cell>
          <table:table-cell table:style-name="ce1"/>
          <table:table-cell office:value-type="string" calcext:value-type="string">
            <text:p><text:a xlink:href="../string/IsPalindrome.java" xlink:type="simple">/home/shi/Desktop/study/guoshi1984.github.io/src/java/string/IsPalindrome.java</text:a>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Word Ladder</text:p>
          </table:table-cell>
          <table:table-cell table:style-name="ce1"/>
          <table:table-cell office:value-type="string" calcext:value-type="string">
            <text:p><text:a xlink:href="../misc/WordLadder.java" xlink:type="simple">/home/shi/Desktop/study/guoshi1984.github.io/src/java/misc/WordLadder.java</text:a>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lone Graph</text:p>
          </table:table-cell>
          <table:table-cell table:style-name="ce1" office:value-type="string" calcext:value-type="string">
            <text:p><text:span text:style-name="T1">graph</text:span>/CloneGraph</text:p>
          </table:table-cell>
          <table:table-cell office:value-type="string" calcext:value-type="string">
            <text:p><text:a xlink:href="../graph/CloneGraph.java" xlink:type="simple">/home/shi/Desktop/study/guoshi1984.github.io/src/java/graph/CloneGraph.java</text:a>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opy List with Random Pointer</text:p>
          </table:table-cell>
          <table:table-cell table:style-name="ce1" office:value-type="string" calcext:value-type="string">
            <text:p>list/CopyListWithRandomPointer</text:p>
          </table:table-cell>
          <table:table-cell office:value-type="string" calcext:value-type="string">
            <text:p><text:a xlink:href="../linkedlist/CopyListWithRandomPointer.java" xlink:type="simple">/home/shi/Desktop/study/guoshi1984.github.io/src/java/linkedlist/CopyListWithRandomPointer.java</text:a>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Read Buffer</text:p>
          </table:table-cell>
          <table:table-cell table:style-name="ce1"/>
          <table:table-cell office:value-type="string" calcext:value-type="string">
            <text:p><text:a xlink:href="../misc/ReadBuffer.java" xlink:type="simple">/home/shi/Desktop/study/guoshi1984.github.io/src/java/misc/ReadBuffer.java</text:a>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Binary Tree Right Side View</text:p>
          </table:table-cell>
          <table:table-cell table:style-name="ce1" office:value-type="string" calcext:value-type="string">
            <text:p>tree/binarytree</text:p>
          </table:table-cell>
          <table:table-cell office:value-type="string" calcext:value-type="string">
            <text:p><text:a xlink:href="../tree/BinaryTree.java" xlink:type="simple">/home/shi/Desktop/study/guoshi1984.github.io/src/java/tree/BinaryTree.java</text:a>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Isomorphic Strings</text:p>
          </table:table-cell>
          <table:table-cell table:style-name="ce1"/>
          <table:table-cell office:value-type="string" calcext:value-type="string">
            <text:p><text:a xlink:href="../string/IsomorphicString2.java" xlink:type="simple">/home/shi/Desktop/study/guoshi1984.github.io/src/java/string/IsomorphicString2.java</text:a>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Reverse LinkedList</text:p>
          </table:table-cell>
          <table:table-cell table:style-name="ce1"/>
          <table:table-cell office:value-type="string" calcext:value-type="string">
            <text:p><text:a xlink:href="../linkedlist/LinkedList.java" xlink:type="simple">/home/shi/Desktop/study/guoshi1984.github.io/src/java/linkedlist/LinkedList.java</text:a>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Invert Binary Tree <text:s/>Mirror Tree</text:p>
          </table:table-cell>
          <table:table-cell table:style-name="ce1"/>
          <table:table-cell office:value-type="string" calcext:value-type="string">
            <text:p><text:a xlink:href="../tree/MirrorTree.java" xlink:type="simple">/home/shi/Desktop/study/guoshi1984.github.io/src/java/tree/MirrorTree.java</text:a>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Lowest Common Ancestor of a Binary Tree</text:p>
          </table:table-cell>
          <table:table-cell table:style-name="ce1"/>
          <table:table-cell office:value-type="string" calcext:value-type="string">
            <text:p><text:a xlink:href="../tree/LowestCommonAncestor.java" xlink:type="simple">/home/shi/Desktop/study/guoshi1984.github.io/src/java/tree/LowestCommonAncestor.java</text:a>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Product of Array Except itself</text:p>
          </table:table-cell>
          <table:table-cell table:style-name="ce1"/>
          <table:table-cell office:value-type="string" calcext:value-type="string">
            <text:p><text:a xlink:href="../array/ProductOfArrayExceptItself.java" xlink:type="simple">/home/shi/Desktop/study/guoshi1984.github.io/src/java/array/ProductOfArrayExceptItself.java</text:a>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Sliding Window Maximum</text:p>
          </table:table-cell>
          <table:table-cell table:style-name="ce1" office:value-type="string" calcext:value-type="string">
            <text:p>array/subarray/SlidingWindow</text:p>
          </table:table-cell>
          <table:table-cell office:value-type="string" calcext:value-type="string">
            <text:p><text:a xlink:href="../array/subarray/SlidingWindowMaximum.java" xlink:type="simple">/home/shi/Desktop/study/guoshi1984.github.io/src/java/array/subarray/SlidingWindowMaximum.java</text:a>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<text:s/>IsAnagram</text:p>
          </table:table-cell>
          <table:table-cell office:value-type="string" calcext:value-type="string">
            <text:p>/string/IsAnagram</text:p>
          </table:table-cell>
          <table:table-cell office:value-type="string" calcext:value-type="string">
            <text:p><text:a xlink:href="../string/IsAnagram.java" xlink:type="simple">/home/shi/Desktop/study/guoshi1984.github.io/src/java/string/IsAnagram.java</text:a>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<text:s/>Alien dictionary</text:p>
          </table:table-cell>
          <table:table-cell office:value-type="string" calcext:value-type="string">
            <text:p>/graph/FindDictionaryOrder</text:p>
          </table:table-cell>
          <table:table-cell office:value-type="string" calcext:value-type="string">
            <text:p><text:a xlink:href="../graph/FindDictionaryOrder1.java" xlink:type="simple">/home/shi/Desktop/study/guoshi1984.github.io/src/java/graph/FindDictionaryOrder1.java</text:a>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Closest Binary Search Tree value</text:p>
          </table:table-cell>
          <table:table-cell office:value-type="string" calcext:value-type="string">
            <text:p>/tree/ClosedValue</text:p>
          </table:table-cell>
          <table:table-cell office:value-type="string" calcext:value-type="string">
            <text:p><text:a xlink:href="../tree/ClosestValue.java" xlink:type="simple">/home/shi/Desktop/study/guoshi1984.github.io/src/java/tree/ClosestValue.java</text:a>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Integer to English words</text:p>
          </table:table-cell>
          <table:table-cell table:style-name="ce1" office:value-type="string" calcext:value-type="string">
            <text:p>string/IntegerTowords</text:p>
          </table:table-cell>
          <table:table-cell office:value-type="string" calcext:value-type="string">
            <text:p><text:a xlink:href="../string/IntegerToWords.java" xlink:type="simple">/home/shi/Desktop/study/guoshi1984.github.io/src/java/string/IntegerToWords.java</text:a>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PushZeros</text:p>
          </table:table-cell>
          <table:table-cell office:value-type="string" calcext:value-type="string">
            <text:p>array/PushZeros</text:p>
          </table:table-cell>
          <table:table-cell office:value-type="string" calcext:value-type="string">
            <text:p><text:a xlink:href="../array/PushZeros.java" xlink:type="simple">/home/shi/Desktop/study/guoshi1984.github.io/src/java/array/PushZeros.java</text:a>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Serialize and Deserialize Binary Tree</text:p>
          </table:table-cell>
          <table:table-cell table:style-name="ce1" office:value-type="string" calcext:value-type="string">
            <text:p>tree/BinaryTree</text:p>
          </table:table-cell>
          <table:table-cell office:value-type="string" calcext:value-type="string">
            <text:p><text:a xlink:href="../tree/BinaryTree.java" xlink:type="simple">/home/shi/Desktop/study/guoshi1984.github.io/src/java/tree/BinaryTree.java</text:a>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Remove Parentheses</text:p>
          </table:table-cell>
          <table:table-cell table:style-name="ce1"/>
          <table:table-cell office:value-type="string" calcext:value-type="string">
            <text:p><text:a xlink:href="../graph/RemoveInvalidParentheses.java" xlink:type="simple">/home/shi/Desktop/study/guoshi1984.github.io/src/java/graph/RemoveInvalidParentheses.java</text:a>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Add two integer strings</text:p>
          </table:table-cell>
          <table:table-cell office:value-type="string" calcext:value-type="string">
            <text:p>/string/AddTwoString</text:p>
          </table:table-cell>
          <table:table-cell office:value-type="string" calcext:value-type="string">
            <text:p><text:a xlink:href="../string/AddTwoString.java" xlink:type="simple">/home/shi/Desktop/study/guoshi1984.github.io/src/java/string/AddTwoString.java</text:a>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Add two float strings</text:p>
          </table:table-cell>
          <table:table-cell office:value-type="string" calcext:value-type="string">
            <text:p>/string/ADDTwoFloatString</text:p>
          </table:table-cell>
          <table:table-cell office:value-type="string" calcext:value-type="string">
            <text:p><text:a xlink:href="../string/AddTwoFloatString.java" xlink:type="simple">/home/shi/Desktop/study/guoshi1984.github.io/src/java/string/AddTwoFloatString.java</text:a>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Find All Duplicates in an Array</text:p>
          </table:table-cell>
          <table:table-cell office:value-type="string" calcext:value-type="string">
            <text:p>/array/RemoveDuplicate</text:p>
          </table:table-cell>
          <table:table-cell office:value-type="string" calcext:value-type="string">
            <text:p><text:a xlink:href="../array/RemoveDuplicate.java" xlink:type="simple">/home/shi/Desktop/study/guoshi1984.github.io/src/java/array/RemoveDuplicate.java</text:a>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Delete node in Binary Search Tree</text:p>
          </table:table-cell>
          <table:table-cell office:value-type="string" calcext:value-type="string">
            <text:p><text:span text:style-name="T1">tree</text:span>/BinarySearchTree</text:p>
          </table:table-cell>
          <table:table-cell office:value-type="string" calcext:value-type="string">
            <text:p><text:a xlink:href="../tree/BinarySearchTree.java" xlink:type="simple">/home/shi/Desktop/study/guoshi1984.github.io/src/java/tree/BinarySearchTree.java</text:a>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Continuous Subarray Sum</text:p>
          </table:table-cell>
          <table:table-cell table:style-name="ce1" office:value-type="string" calcext:value-type="string">
            <text:p>array/ContinuousSubarraySum</text:p>
          </table:table-cell>
          <table:table-cell office:value-type="string" calcext:value-type="string">
            <text:p><text:a xlink:href="../array/subarray/ContinuousSubarraySum.java" xlink:type="simple">/home/shi/Desktop/study/guoshi1984.github.io/src/java/array/subarray/ContinuousSubarraySum.java</text:a>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Longest Path of Binary Tree</text:p>
          </table:table-cell>
          <table:table-cell table:style-name="ce1"/>
          <table:table-cell office:value-type="string" calcext:value-type="string">
            <text:p><text:a xlink:href="../tree/LongestPath.java" xlink:type="simple">/home/shi/Desktop/study/guoshi1984.github.io/src/java/tree/LongestPath.java</text:a>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Continuous Subarray Sum Equals K</text:p>
          </table:table-cell>
          <table:table-cell table:style-name="ce1" office:value-type="string" calcext:value-type="string">
            <text:p>array/ContinuousSubarraySum</text:p>
          </table:table-cell>
          <table:table-cell office:value-type="string" calcext:value-type="string">
            <text:p><text:a xlink:href="../array/subarray/ContinuousSubarraySum.java" xlink:type="simple">/home/shi/Desktop/study/guoshi1984.github.io/src/java/array/subarray/ContinuousSubarraySum.java</text:a>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Trim a Binary Search Tree</text:p>
          </table:table-cell>
          <table:table-cell table:style-name="ce1" office:value-type="string" calcext:value-type="string">
            <text:p>tree/TrimBinarySearchTree</text:p>
          </table:table-cell>
          <table:table-cell office:value-type="string" calcext:value-type="string">
            <text:p><text:a xlink:href="../tree/TrimBinarySearchTree.java" xlink:type="simple">/home/shi/Desktop/study/guoshi1984.github.io/src/java/tree/TrimBinarySearchTree.java</text:a>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insert into binary search tree</text:p>
          </table:table-cell>
          <table:table-cell table:style-name="ce1" office:value-type="string" calcext:value-type="string">
            <text:p>tree/BinarySearchTree</text:p>
          </table:table-cell>
          <table:table-cell office:value-type="string" calcext:value-type="string">
            <text:p><text:a xlink:href="../tree/BinarySearchTree.java" xlink:type="simple">/home/shi/Desktop/study/guoshi1984.github.io/src/java/tree/BinarySearchTree.java</text:a>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<text:s/>Toeplitz Matrix</text:p>
          </table:table-cell>
          <table:table-cell office:value-type="string" calcext:value-type="string">
            <text:p>/math/Math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Minimum Distance Between BST Nodes</text:p>
          </table:table-cell>
          <table:table-cell/>
          <table:table-cell office:value-type="string" calcext:value-type="string">
            <text:p><text:a xlink:href="../tree/TreeDistance.java" xlink:type="simple">/home/shi/Desktop/study/guoshi1984.github.io/src/java/tree/TreeDistance.java</text:a>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Custom Sort String By Given Character Order</text:p>
          </table:table-cell>
          <table:table-cell office:value-type="string" calcext:value-type="string">
            <text:p><text:span text:style-name="T1">string</text:span>/CharacterSort</text:p>
          </table:table-cell>
          <table:table-cell office:value-type="string" calcext:value-type="string">
            <text:p><text:a xlink:href="../string/CharacterSort.java" xlink:type="simple">/home/shi/Desktop/study/guoshi1984.github.io/src/java/string/CharacterSort.java</text:a>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Similar String</text:p>
          </table:table-cell>
          <table:table-cell office:value-type="string" calcext:value-type="string">
            <text:p>string/SimilarString</text:p>
          </table:table-cell>
          <table:table-cell office:value-type="string" calcext:value-type="string">
            <text:p><text:a xlink:href="../string/SimilarString.java" xlink:type="simple">/home/shi/Desktop/study/guoshi1984.github.io/src/java/string/SimilarString.java</text:a>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SmallestSubtreeWithAllDeepestNodes</text:p>
          </table:table-cell>
          <table:table-cell office:value-type="string" calcext:value-type="string">
            <text:p>/tree/SmallestSubtreeWithAllDeepestNodes</text:p>
          </table:table-cell>
          <table:table-cell office:value-type="string" calcext:value-type="string">
            <text:p><text:a xlink:href="../tree/SmallestSubtreeWithAllDeepestNodes.java" xlink:type="simple">/home/shi/Desktop/study/guoshi1984.github.io/src/java/tree/SmallestSubtreeWithAllDeepestNodes.java</text:a>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Monotonic Array</text:p>
          </table:table-cell>
          <table:table-cell/>
          <table:table-cell office:value-type="string" calcext:value-type="string">
            <text:p><text:a xlink:href="../array/MonotonicArray.java" xlink:type="simple">/home/shi/Desktop/study/guoshi1984.github.io/src/java/array/MonotonicArray.java</text:a>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Range Sum of Binary Search Tree</text:p>
          </table:table-cell>
          <table:table-cell table:style-name="ce1" office:value-type="string" calcext:value-type="string">
            <text:p>tree/RangeSumOfBinarySearchTree</text:p>
          </table:table-cell>
          <table:table-cell office:value-type="string" calcext:value-type="string">
            <text:p><text:a xlink:href="../tree/RangeSumOfBinarySearchTree.java" xlink:type="simple">/home/shi/Desktop/study/guoshi1984.github.io/src/java/tree/RangeSumOfBinarySearchTree.java</text:a>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<text:s/>verify an alien dictionary</text:p>
          </table:table-cell>
          <table:table-cell office:value-type="string" calcext:value-type="string">
            <text:p>/string/DictionarySort</text:p>
          </table:table-cell>
          <table:table-cell office:value-type="string" calcext:value-type="string">
            <text:p><text:a xlink:href="../string/DictionarySort.java" xlink:type="simple">/home/shi/Desktop/study/guoshi1984.github.io/src/java/string/DictionarySort.java</text:a>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K Nearest</text:p>
          </table:table-cell>
          <table:table-cell office:value-type="string" calcext:value-type="string">
            <text:p>/priorityqueue</text:p>
          </table:table-cell>
          <table:table-cell office:value-type="string" calcext:value-type="string">
            <text:p><text:a xlink:href="../priorityquene/KNearestPoint.java" xlink:type="simple">/home/shi/Desktop/study/guoshi1984.github.io/src/java/priorityquene/KNearestPoint.java</text:a></text:p>
          </table:table-cell>
        </table:table-row>
        <table:table-row table:style-name="ro1">
          <table:table-cell/>
          <table:table-cell office:value-type="string" calcext:value-type="string">
            <text:p>Clone Binary Tree</text:p>
          </table:table-cell>
          <table:table-cell/>
          <table:table-cell office:value-type="string" calcext:value-type="string">
            <text:p><text:a xlink:href="../tree/CloneBinaryTree.java" xlink:type="simple">/home/shi/Desktop/study/guoshi1984.github.io/src/java/tree/CloneBinaryTree.java</text:a></text:p>
          </table:table-cell>
        </table:table-row>
        <table:table-row table:style-name="ro1">
          <table:table-cell/>
          <table:table-cell office:value-type="string" calcext:value-type="string">
            <text:p>Subtree with Maximum Average</text:p>
          </table:table-cell>
          <table:table-cell/>
          <table:table-cell office:value-type="string" calcext:value-type="string">
            <text:p><text:a xlink:href="../tree/MaximumAverageSubtree.java" xlink:type="simple">/home/shi/Desktop/study/guoshi1984.github.io/src/java/tree/MaximumAverageSubtree.java</text:a></text:p>
          </table:table-cell>
        </table:table-row>
        <table:table-row table:style-name="ro1">
          <table:table-cell/>
          <table:table-cell office:value-type="string" calcext:value-type="string">
            <text:p>Recent Anagram</text:p>
          </table:table-cell>
          <table:table-cell/>
          <table:table-cell office:value-type="string" calcext:value-type="string">
            <text:p><text:a xlink:href="../string/FindRecentAnagram.java" xlink:type="simple">/home/shi/Desktop/study/guoshi1984.github.io/src/java/string/FindRecentAnagram.java</text:a></text:p>
          </table:table-cell>
        </table:table-row>
        <table:table-row table:style-name="ro1">
          <table:table-cell/>
          <table:table-cell office:value-type="string" calcext:value-type="string">
            <text:p>Anagram Substring Search</text:p>
          </table:table-cell>
          <table:table-cell/>
          <table:table-cell office:value-type="string" calcext:value-type="string">
            <text:p><text:a xlink:href="../string/IsAnagramSubstring2.java" xlink:type="simple">/home/shi/Desktop/study/guoshi1984.github.io/src/java/string/IsAnagramSubstring2.java</text:a></text:p>
          </table:table-cell>
        </table:table-row>
        <table:table-row table:style-name="ro1">
          <table:table-cell/>
          <table:table-cell office:value-type="string" calcext:value-type="string">
            <text:p>KdistinctSubstring</text:p>
          </table:table-cell>
          <table:table-cell/>
          <table:table-cell office:value-type="string" calcext:value-type="string">
            <text:p><text:a xlink:href="../string/KDistinctSubstring.java" xlink:type="simple">/home/shi/Desktop/study/guoshi1984.github.io/src/java/string/KDistinctSubstring.java</text:a></text:p>
          </table:table-cell>
        </table:table-row>
        <table:table-row table:style-name="ro1">
          <table:table-cell/>
          <table:table-cell office:value-type="string" calcext:value-type="string">
            <text:p>Find Rows with Most 1s</text:p>
          </table:table-cell>
          <table:table-cell/>
          <table:table-cell office:value-type="string" calcext:value-type="string">
            <text:p><text:a xlink:href="../misc/FindRowWithMostOnes.java" xlink:type="simple">/home/shi/Desktop/study/guoshi1984.github.io/src/java/misc/FindRowWithMostOnes.java</text:a></text:p>
          </table:table-cell>
        </table:table-row>
        <table:table-row table:style-name="ro1">
          <table:table-cell/>
          <table:table-cell office:value-type="string" calcext:value-type="string">
            <text:p>Inorder Succesor</text:p>
          </table:table-cell>
          <table:table-cell/>
          <table:table-cell office:value-type="string" calcext:value-type="string">
            <text:p><text:a xlink:href="../tree/InorderSuccessor.java" xlink:type="simple">/home/shi/Desktop/study/guoshi1984.github.io/src/java/tree/InorderSuccessor.java</text:a></text:p>
          </table:table-cell>
        </table:table-row>
        <table:table-row table:style-name="ro1" table:number-rows-repeated="104851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2:Sheet1.C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08:48:22.0548590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11:10:06.259008381</meta:creation-date>
    <meta:editing-duration>P6DT13H13M38S</meta:editing-duration>
    <meta:editing-cycles>22</meta:editing-cycles>
    <meta:generator>LibreOffice/6.0.7.3$Linux_X86_64 LibreOffice_project/00m0$Build-3</meta:generator>
    <dc:date>2020-05-07T08:49:03.956495071</dc:date>
    <meta:document-statistic meta:table-count="1" meta:cell-count="222" meta:object-count="0"/>
  </office:meta>
</office:document-meta>
</file>